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nable Human Interface(s)</text:h>
      <text:p text:style-name="Standard">To enable one or more human interfaces, you need to modify the <text:span text:style-name="T1">humancount</text:span> parameter in the startup script. Check <text:s/>the advanced run settings of the Java instructions document for detail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5:55:57</meta:creation-date>
    <dc:date>2012-09-06T09:42:38</dc:date>
    <meta:editing-duration>PT3H37M37S</meta:editing-duration>
    <meta:editing-cycles>21</meta:editing-cycles>
    <meta:generator>OpenOffice.org/3.3$Unix OpenOffice.org_project/330m20$Build-9567</meta:generator>
    <meta:document-statistic meta:table-count="0" meta:image-count="0" meta:object-count="0" meta:page-count="1" meta:paragraph-count="2" meta:word-count="33" meta:character-count="211"/>
  </office:meta>
</office:document-meta>
</file>